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oboto" svg:font-family="Roboto, Arial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c331"/>
    </style:style>
    <style:style style:name="P2" style:family="paragraph" style:parent-style-name="Text_20_body">
      <style:text-properties officeooo:rsid="0007c331" officeooo:paragraph-rsid="0007c331"/>
    </style:style>
    <style:style style:name="P3" style:family="paragraph" style:parent-style-name="Text_20_body">
      <style:text-properties officeooo:paragraph-rsid="0007c331"/>
    </style:style>
    <style:style style:name="P4" style:family="paragraph" style:parent-style-name="Text_20_body">
      <style:text-properties officeooo:rsid="00090956" officeooo:paragraph-rsid="00090956"/>
    </style:style>
    <style:style style:name="T1" style:family="text">
      <style:text-properties fo:font-variant="normal" fo:text-transform="none" style:font-name="Roboto" fo:letter-spacing="normal" fo:font-style="normal" fo:font-weight="normal"/>
    </style:style>
    <style:style style:name="T2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030303" loext:opacity="100%" style:font-name="Roboto" fo:font-size="10.5pt" fo:letter-spacing="normal" fo:font-style="normal" fo:font-weight="normal" fo:background-color="#f9f9f9" loext:char-shading-value="0" loext:padding="0cm" loext:border="none"/>
    </style:style>
    <style:style style:name="T4" style:family="text">
      <style:text-properties fo:font-variant="normal" fo:text-transform="none" fo:color="#030303" loext:opacity="100%" fo:letter-spacing="normal" fo:background-color="#f9f9f9" loext:char-shading-value="0" loext:padding="0cm" loext:border="none"/>
    </style:style>
    <style:style style:name="T5" style:family="text">
      <style:text-properties officeooo:rsid="0007c331"/>
    </style:style>
    <style:style style:name="T6" style:family="text">
      <style:text-properties officeooo:rsid="000909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10 Apps &amp; Extensions for School &amp; Productivity all students need! 🖥</text:span> <text:s/></text:h>
      <text:p text:style-name="Text_20_body"><text:s text:c="2"/></text:p>
      <text:p text:style-name="P2">1. Microsoft One Note.</text:p>
      <text:p text:style-name="P3"><text:span text:style-name="T5">2. Momentum :</text:span></text:p>
      <text:p text:style-name="P3"><text:span text:style-name="T5">Basically a to do list.</text:span></text:p>
      <text:p text:style-name="P3"><text:span text:style-name="T5">3. Xmind ( for diagrams)</text:span></text:p>
      <text:p text:style-name="P3"><text:span text:style-name="T5">4. Taskade:</text:span></text:p>
      <text:p text:style-name="P3"><text:tab/><text:span text:style-name="T5">for scheduling, organize to do list,</text:span></text:p>
      <text:p text:style-name="P3"><text:span text:style-name="T5">5. Onetab:</text:span></text:p>
      <text:p text:style-name="P3"><text:s/><text:tab/><text:span text:style-name="T5">It basicallys stores all ur tabs in a single tab</text:span></text:p>
      <text:p text:style-name="P3"><text:span text:style-name="T5">6. Backup and sync </text:span><text:span text:style-name="T6">(Basically files of u google drive offline)</text:span></text:p>
      <text:p text:style-name="P4">7. Forest( pomodro)</text:p>
      <text:p text:style-name="P4"><text:span text:style-name="T3">MS OneNote - </text:span><text:a xlink:type="simple" xlink:href="https://www.youtube.com/redirect?event=video_description&amp;redir_token=QUFFLUhqbDVZd19jMWdLWkZlUThFcERUT3NMRTdxLXJNZ3xBQ3Jtc0tuUy1hMnU0WVR6VnFaZ3o3NWxuamx4OUphNl9aVlo3dV9mcUpTVUVsTTJBZTY5YVlHOG9VclpUV3pqOFZRck80UHQ3WjFlREtGVXVEb0JzVWo4TXZXUmFDRGZNQjU0ZXFFMGJzVjBybUV3aExXRUN5UQ&amp;q=https%3A%2F%2Fwww.onenote.com%2F" office:target-frame-name="_blank" xlink:show="new" text:style-name="Internet_20_link" text:visited-style-name="Visited_20_Internet_20_Link"><text:span text:style-name="T2">https://www.onenote.com/</text:span></text:a><text:span text:style-name="T4"> </text:span><text:span text:style-name="T3">Momentum - </text:span><text:a xlink:type="simple" xlink:href="https://www.youtube.com/redirect?event=video_description&amp;redir_token=QUFFLUhqbmxXa2Q4OFlJeFNPbXRka20xUkxPWkk3djZ4UXxBQ3Jtc0tuNHRNc2xQcHRPWEd2OHpOMXFrM1p1cmliRWpJQk5reE10bU44LXVBUVBXVi1wUk9ReGtkV1FMWmQxMjBqZ3lOTDFTWGxGRGZSX05uT1JtWVVQMlctNDJaQk1NUHF2QXdoWlNjOC1mNzhhQWUwOU84cw&amp;q=https%3A%2F%2Fmomentumdash.com%2F" office:target-frame-name="_blank" xlink:show="new" text:style-name="Internet_20_link" text:visited-style-name="Visited_20_Internet_20_Link"><text:span text:style-name="T2">https://momentumdash.com/</text:span></text:a><text:span text:style-name="T4"> </text:span><text:span text:style-name="T3">Xmind - </text:span><text:a xlink:type="simple" xlink:href="https://www.youtube.com/redirect?event=video_description&amp;redir_token=QUFFLUhqbThjNVFLWW9QY0ZUQnZDMjFmSUlDdTltbDR6UXxBQ3Jtc0tsR1lITVBISUZ5Sy1aM3c3NnB6dlFtQlladlk4MGZLamNrcThEaUVVNXhKbjZKUUFwR3ZSVzJLak5LYS1vT1lWSXRud25VcDFQSHFtS05ZSWxVODN2S0xzODNHazFEcTBSLTNZZXpDa053SUZYV2ROYw&amp;q=https%3A%2F%2Fwww.xmind.net%2F" office:target-frame-name="_blank" xlink:show="new" text:style-name="Internet_20_link" text:visited-style-name="Visited_20_Internet_20_Link"><text:span text:style-name="T2">https://www.xmind.net/</text:span></text:a><text:span text:style-name="T4"> </text:span><text:span text:style-name="T3">Taskade - </text:span><text:a xlink:type="simple" xlink:href="https://www.youtube.com/redirect?event=video_description&amp;redir_token=QUFFLUhqa090NGRoRlZQeGtlODdBVUNoSkVpdk9CR0dFUXxBQ3Jtc0trNms2LW5DSGJqaVZURVQtVHhVYzNlWmtWU1RKeGJrQ1BycGVJX1ByTmZjbmFnYkQtQktXWTZGSC04MFhSdHJ3aGpEeElDSnRkd2N1M0JEWGpMb0pQQlUtUy1lcl84UW83YmlYZmI2UnQ3SDNyLUZYTQ&amp;q=https%3A%2F%2Fwww.taskade.com%2F" office:target-frame-name="_blank" xlink:show="new" text:style-name="Internet_20_link" text:visited-style-name="Visited_20_Internet_20_Link"><text:span text:style-name="T2">https://www.taskade.com/</text:span></text:a><text:span text:style-name="T4"> </text:span><text:span text:style-name="T3">OneTab - </text:span><text:a xlink:type="simple" xlink:href="https://www.youtube.com/redirect?event=video_description&amp;redir_token=QUFFLUhqbjRwM3ZlWmUtNTlqT3FmQnZ5UW9lSFdrb2JlQXxBQ3Jtc0tsa3hmSjdMeWVrejNPUl9NZElsT3dnb2NELWRKLWZLSmFhcnBMR25qTEY2alp6bDBQQ3I5OHUxU2RTWHRBREt4d05pMHVqUU96cUowdWpjam9Wdl9FWkhGV3g5MzJtbnJZX0FxMHowaThtS29tVnB1SQ&amp;q=https%3A%2F%2Fwww.one-tab.com%2F" office:target-frame-name="_blank" xlink:show="new" text:style-name="Internet_20_link" text:visited-style-name="Visited_20_Internet_20_Link"><text:span text:style-name="T2">https://www.one-tab.com/</text:span></text:a><text:span text:style-name="T4"> </text:span><text:span text:style-name="T3">Google Backup &amp; Sync - </text:span><text:a xlink:type="simple" xlink:href="https://www.youtube.com/redirect?event=video_description&amp;redir_token=QUFFLUhqbTBqRjVwdmFuNEsxNjQzc1VvMHVCSG9qMVNzUXxBQ3Jtc0ttOExTTFA0U2ZQQVdvdDdwUEJzUVIxUnpLUVZEOHYtU1A3VmlQYUpwUmxQSnR4NkUtNUlzYy1GR09SSzRwdnNhRWJHNTVTb3RUT2lES2k3MndGOHdrRUZxalhXaVZmN3BTN3dvcW54U0kzRGc0UUZ4OA&amp;q=https%3A%2F%2Fwww.google.com%2Fdrive%2Fdownload%2F" office:target-frame-name="_blank" xlink:show="new" text:style-name="Internet_20_link" text:visited-style-name="Visited_20_Internet_20_Link"><text:span text:style-name="T2">https://www.google.com/drive/download/</text:span></text:a><text:span text:style-name="T4"> </text:span><text:span text:style-name="T3">Grammarly - </text:span><text:a xlink:type="simple" xlink:href="https://www.youtube.com/redirect?event=video_description&amp;redir_token=QUFFLUhqbWVFaVBqelZTbENheGE5b0lKLW5acmdTVXoyQXxBQ3Jtc0tsUkIycDh6bUMyOUg0LS1KR2RQV2J3QW5iOEVraDhpdElCZlk0QVdscVdnMWdtMi1wdVZ4Q0VnWE52YTdqVFZpajhjNU82UlhjYy1Ucnp1dWRBLVR1WE9rTE1BN0dZcU10a2NDUWU5cDNPWDdRbmJzdw&amp;q=https%3A%2F%2Fwww.grammarly.com" office:target-frame-name="_blank" xlink:show="new" text:style-name="Internet_20_link" text:visited-style-name="Visited_20_Internet_20_Link"><text:span text:style-name="T2">https://www.grammarly.com</text:span></text:a><text:span text:style-name="T4"> </text:span><text:span text:style-name="T3">Forest app &amp; extension - </text:span><text:a xlink:type="simple" xlink:href="https://www.youtube.com/redirect?event=video_description&amp;redir_token=QUFFLUhqbTF3cTZ6ZFF1ZDBYMUxFbG1valBqNzBCTG95Z3xBQ3Jtc0tuajFTUlFNWnpVb211TDB6cUd3OC1nR2d1SUlQX045SkpONkJFcWFld2p0VVctTktaZFZxMXEwby1TdkpRZGFkYVNHdExmYkxDY0Y3cTFsTGxrZ0gzalE5cWxseVBCR2dpdS1TVm5wS1JnXzVFQm9HRQ&amp;q=https%3A%2F%2Fwww.forestapp.cc%2F" office:target-frame-name="_blank" xlink:show="new" text:style-name="Internet_20_link" text:visited-style-name="Visited_20_Internet_20_Link"><text:span text:style-name="T2">https://www.forestapp.cc/</text:span></text:a><text:span text:style-name="T4"> </text:span><text:span text:style-name="T3">PDFElement - </text:span><text:a xlink:type="simple" xlink:href="https://www.youtube.com/redirect?event=video_description&amp;redir_token=QUFFLUhqa1ZYWVM0MUJyckQ0YXE2X0h3SUVaa2NGTTFJUXxBQ3Jtc0tuNHhTZWJjLTdERVdJMWplbFBoOVEzbGs1OWh0RUxXYS1kck9QSmhFb2dhejFMRTBCUjQ2UU1UYWpqeC1hZnVVell3b2FhckJhRjlSX0RGV2NCS091NXBYeDFXNk5TQ1BqR1VtQ3NqVnR6ZXo5NTlNZw&amp;q=http%3A%2F%2Fbit.ly%2F2OZgHLo" office:target-frame-name="_blank" xlink:show="new" text:style-name="Internet_20_link" text:visited-style-name="Visited_20_Internet_20_Link"><text:span text:style-name="T2">http://bit.ly/2OZgHLo</text:span></text:a><text:span text:style-name="T4"> </text:span><text:span text:style-name="T3">KeyKey - </text:span><text:a xlink:type="simple" xlink:href="https://www.youtube.com/redirect?event=video_description&amp;redir_token=QUFFLUhqa2JnRHBVeksyTGNKaDQyRWUta1lXMW1iU05sd3xBQ3Jtc0ttb3VhSHV0STJTNDFSX2dpcEluR1NRZDlzQ2E3VnRTcGQ5RnFfTkdybjBPYmpQbTZNSldVN19qLU8yTk9LYjM3dVN2SG10Vkw4bnExU2VQY3VSdEstbEl2ZW5qbjJTWDR2cUVROG1aeHVuRXRjYnYtMA&amp;q=https%3A%2F%2Fkeykey.ninja%2F" office:target-frame-name="_blank" xlink:show="new" text:style-name="Internet_20_link" text:visited-style-name="Visited_20_Internet_20_Link"><text:span text:style-name="T2">https://keykey.ninja/</text:span>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oboto" svg:font-family="Roboto, Arial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6-22T09:20:50.369000000</dc:date>
    <meta:editing-duration>PT6M2S</meta:editing-duration>
    <meta:editing-cycles>6</meta:editing-cycles>
    <meta:document-statistic meta:table-count="0" meta:image-count="0" meta:object-count="0" meta:page-count="1" meta:paragraph-count="13" meta:word-count="100" meta:character-count="734" meta:non-whitespace-character-count="638"/>
  </office:meta>
</office:document-meta>
</file>